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946" officeooo:paragraph-rsid="0001d946"/>
    </style:style>
    <style:style style:name="P2" style:family="paragraph" style:parent-style-name="Standard">
      <style:text-properties officeooo:rsid="000287d7" officeooo:paragraph-rsid="000287d7"/>
    </style:style>
    <style:style style:name="T1" style:family="text">
      <style:text-properties officeooo:rsid="000287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학년도 2학기 운영체제 과목 - 기말고사 준비 Notes</text:p>
      <text:p text:style-name="Standard"/>
      <text:p text:style-name="Standard"/>
      <text:p text:style-name="P1">3. Linux File System</text:p>
      <text:p text:style-name="P1"/>
      <text:p text:style-name="P1"/>
      <text:p text:style-name="P1"/>
      <text:p text:style-name="P1">4. <text:span text:style-name="T1">Processes Scheduling</text:span></text:p>
      <text:p text:style-name="P1"/>
      <text:p text:style-name="P1"/>
      <text:p text:style-name="P1"/>
      <text:p text:style-name="P2">5. Linux Virtual Memory Management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04:50.755814528</meta:creation-date>
    <dc:date>2018-11-21T13:06:18.314752379</dc:date>
    <meta:editing-duration>PT1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3" meta:character-count="113" meta:non-whitespace-character-count="96"/>
  </office:meta>
</office:document-meta>
</file>